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6.665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0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48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29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5.99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30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30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63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3.556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433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34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5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84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37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803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831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0.17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9.66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563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24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3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3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939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916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121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538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692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5.456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375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31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269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03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342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23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264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325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832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778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361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654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solid" draw:fill-color="#0000ff" loext:decorative="false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714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fo:border="none" loext:decorative="false"/>
    </style:style>
    <style:style style:name="gr47" style:family="graphic" style:parent-style-name="standard">
      <style:graphic-properties draw:textarea-vertical-align="middle" loext:decorative="false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3.5pt" style:font-size-asian="13.5pt" style:font-size-complex="13.5pt"/>
    </style:style>
    <style:style style:name="P4" style:family="paragraph">
      <loext:graphic-properties draw:fill="none"/>
      <style:text-properties fo:font-size="11.5pt" style:font-size-asian="11.5pt" style:font-size-complex="11.5pt"/>
    </style:style>
    <style:style style:name="P5" style:family="paragraph">
      <loext:graphic-properties draw:fill="none"/>
      <style:text-properties fo:font-size="5pt" style:font-size-asian="5pt" style:font-size-complex="5pt"/>
    </style:style>
    <style:style style:name="P6" style:family="paragraph">
      <loext:graphic-properties draw:fill="none"/>
      <style:text-properties fo:font-size="9.5pt" style:font-size-asian="9.5pt" style:font-size-complex="9.5pt"/>
    </style:style>
    <style:style style:name="P7" style:family="paragraph">
      <loext:graphic-properties draw:fill="none"/>
      <style:text-properties fo:font-size="7.5pt" style:font-size-asian="7.5pt" style:font-size-complex="7.5pt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solid" draw:fill-color="#0000ff"/>
    </style:style>
    <style:style style:name="P1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1" style:family="paragraph">
      <style:paragraph-properties fo:text-align="start"/>
    </style:style>
    <style:style style:name="T1" style:family="text">
      <style:text-properties fo:color="#000000" loext:opacity="100%" style:font-name="TimesNewRoman" fo:font-size="13.5pt" fo:font-weight="bold" style:font-name-asian="TimesNewRoman" style:font-size-asian="13.5pt" style:font-weight-asian="bold" style:font-name-complex="TimesNewRoman" style:font-size-complex="13.5pt" style:font-weight-complex="bold"/>
    </style:style>
    <style:style style:name="T2" style:family="text">
      <style:text-properties fo:color="#000000" loext:opacity="100%" style:font-name="TimesNewRoman" fo:font-size="11.5pt" fo:font-weight="normal" style:font-name-asian="TimesNewRoman" style:font-size-asian="11.5pt" style:font-weight-asian="normal" style:font-name-complex="TimesNewRoman" style:font-size-complex="11.5pt" style:font-weight-complex="normal"/>
    </style:style>
    <style:style style:name="T3" style:family="text">
      <style:text-properties fo:color="#000000" loext:opacity="100%" style:font-name="TimesNewRoman" fo:font-size="5pt" fo:font-weight="normal" style:font-name-asian="TimesNewRoman" style:font-size-asian="5pt" style:font-weight-asian="normal" style:font-name-complex="TimesNewRoman" style:font-size-complex="5pt" style:font-weight-complex="normal"/>
    </style:style>
    <style:style style:name="T4" style:family="text">
      <style:text-properties fo:color="#000000" loext:opacity="100%" style:font-name="TimesNewRoman" fo:font-size="9.5pt" fo:font-weight="normal" style:font-name-asian="TimesNewRoman" style:font-size-asian="9.5pt" style:font-weight-asian="normal" style:font-name-complex="TimesNewRoman" style:font-size-complex="9.5pt" style:font-weight-complex="normal"/>
    </style:style>
    <style:style style:name="T5" style:family="text">
      <style:text-properties fo:color="#000000" loext:opacity="100%" style:font-name="TimesNewRoman" fo:font-size="11.5pt" fo:font-weight="bold" style:font-name-asian="TimesNewRoman" style:font-size-asian="11.5pt" style:font-weight-asian="bold" style:font-name-complex="TimesNewRoman" style:font-size-complex="11.5pt" style:font-weight-complex="bold"/>
    </style:style>
    <style:style style:name="T6" style:family="text">
      <style:text-properties fo:color="#000000" loext:opacity="100%" style:font-name="TimesNewRoman" fo:font-size="7.5pt" fo:font-weight="normal" style:font-name-asian="TimesNewRoman" style:font-size-asian="7.5pt" style:font-weight-asian="normal" style:font-name-complex="TimesNewRoman" style:font-size-complex="7.5pt" style:font-weight-complex="normal"/>
    </style:style>
    <style:style style:name="T7" style:family="text">
      <style:text-properties fo:color="#000000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" style:family="text">
      <style:text-properties fo:color="#0000ff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name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ickname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ame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ace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ignature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isM" form:control-implementation="ooo:com.sun.star.form.component.CheckBox" xml:id="control6" form:id="control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F" form:control-implementation="ooo:com.sun.star.form.component.CheckBox" xml:id="control7" form:id="control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draw:polygon draw:style-name="gr1" draw:text-style-name="P1" draw:layer="layout" svg:width="0.053cm" svg:height="0.053cm" svg:x="2.294cm" svg:y="1.905cm" svg:viewBox="0 0 54 54" draw:points="0,0 54,0 54,54 0,54">
          <text:p/>
        </draw:polygon>
        <draw:polygon draw:style-name="gr1" draw:text-style-name="P1" draw:layer="layout" svg:width="17.001cm" svg:height="0.053cm" svg:x="2.294cm" svg:y="1.905cm" svg:viewBox="0 0 17002 54" draw:points="0,0 17002,0 17002,54 0,54">
          <text:p/>
        </draw:polygon>
        <draw:polygon draw:style-name="gr1" draw:text-style-name="P1" draw:layer="layout" svg:width="0.053cm" svg:height="0.053cm" svg:x="19.242cm" svg:y="1.905cm" svg:viewBox="0 0 54 54" draw:points="0,0 54,0 54,54 0,54">
          <text:p/>
        </draw:polygon>
        <draw:polygon draw:style-name="gr1" draw:text-style-name="P1" draw:layer="layout" svg:width="0.053cm" svg:height="0.053cm" svg:x="2.294cm" svg:y="2.575cm" svg:viewBox="0 0 54 54" draw:points="0,0 54,0 54,54 0,54">
          <text:p/>
        </draw:polygon>
        <draw:polygon draw:style-name="gr1" draw:text-style-name="P1" draw:layer="layout" svg:width="17.001cm" svg:height="0.053cm" svg:x="2.294cm" svg:y="2.575cm" svg:viewBox="0 0 17002 54" draw:points="0,0 17002,0 17002,54 0,54">
          <text:p/>
        </draw:polygon>
        <draw:polygon draw:style-name="gr1" draw:text-style-name="P1" draw:layer="layout" svg:width="0.053cm" svg:height="0.053cm" svg:x="19.242cm" svg:y="2.575cm" svg:viewBox="0 0 54 54" draw:points="0,0 54,0 54,54 0,54">
          <text:p/>
        </draw:polygon>
        <draw:polygon draw:style-name="gr1" draw:text-style-name="P1" draw:layer="layout" svg:width="0.053cm" svg:height="0.618cm" svg:x="2.294cm" svg:y="1.957cm" svg:viewBox="0 0 54 619" draw:points="0,0 54,0 54,619 0,619">
          <text:p/>
        </draw:polygon>
        <draw:polygon draw:style-name="gr1" draw:text-style-name="P1" draw:layer="layout" svg:width="0.053cm" svg:height="0.618cm" svg:x="19.242cm" svg:y="1.957cm" svg:viewBox="0 0 54 619" draw:points="0,0 54,0 54,619 0,619">
          <text:p/>
        </draw:polygon>
        <draw:frame draw:style-name="gr2" draw:text-style-name="P3" draw:layer="layout" svg:width="6.665cm" svg:height="0.526cm" svg:x="7.506cm" svg:y="2.014cm">
          <draw:text-box>
            <text:p text:style-name="P2"><text:span text:style-name="T1">Criminal History Check Release </text:span></text:p>
          </draw:text-box>
        </draw:frame>
        <draw:frame draw:style-name="gr3" draw:text-style-name="P4" draw:layer="layout" svg:width="0.405cm" svg:height="0.454cm" svg:x="10.795cm" svg:y="2.641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16.48cm" svg:height="0.454cm" svg:x="2.54cm" svg:y="3.107cm">
          <draw:text-box>
            <text:p text:style-name="P2"><text:span text:style-name="T2">Minnesota Statute requires that the Court shall determine whether any person who is seeking to have </text:span></text:p>
          </draw:text-box>
        </draw:frame>
        <draw:frame draw:style-name="gr5" draw:text-style-name="P4" draw:layer="layout" svg:width="16.297cm" svg:height="0.454cm" svg:x="2.54cm" svg:y="3.575cm">
          <draw:text-box>
            <text:p text:style-name="P2"><text:span text:style-name="T2">their name changed has a criminal history in this or any other state. The court may conduct a search </text:span></text:p>
          </draw:text-box>
        </draw:frame>
        <draw:frame draw:style-name="gr6" draw:text-style-name="P4" draw:layer="layout" svg:width="15.994cm" svg:height="0.454cm" svg:x="2.54cm" svg:y="4.041cm">
          <draw:text-box>
            <text:p text:style-name="P2"><text:span text:style-name="T2">of national records through the Federal Bureau of Investigation by submitting a set of fingerprints </text:span></text:p>
          </draw:text-box>
        </draw:frame>
        <draw:frame draw:style-name="gr7" draw:text-style-name="P4" draw:layer="layout" svg:width="10.305cm" svg:height="0.454cm" svg:x="2.54cm" svg:y="4.508cm">
          <draw:text-box>
            <text:p text:style-name="P2"><text:span text:style-name="T2">and the required fee to the Bureau of Criminal Apprehension. <text:s text:c="2"/></text:span></text:p>
          </draw:text-box>
        </draw:frame>
        <draw:frame draw:style-name="gr3" draw:text-style-name="P4" draw:layer="layout" svg:width="0.405cm" svg:height="0.454cm" svg:x="2.54cm" svg:y="4.974cm">
          <draw:text-box>
            <text:p text:style-name="P2"><text:span text:style-name="T2"><text:s/></text:span></text:p>
          </draw:text-box>
        </draw:frame>
        <draw:frame draw:style-name="gr8" draw:text-style-name="P4" draw:layer="layout" svg:width="17.307cm" svg:height="0.454cm" svg:x="2.54cm" svg:y="5.44cm">
          <draw:text-box>
            <text:p text:style-name="P2"><text:span text:style-name="T2">To <text:s/>comply <text:s/>with <text:s/>Minn. <text:s/>Stat. <text:s/>§ <text:s/>259.11, <text:s/>you <text:s/>must <text:s/>supply <text:s/>the <text:s/>following <text:s/>information <text:s/>and <text:s/>attach <text:s/>this </text:span></text:p>
          </draw:text-box>
        </draw:frame>
        <draw:frame draw:style-name="gr9" draw:text-style-name="P4" draw:layer="layout" svg:width="16.636cm" svg:height="0.454cm" svg:x="2.54cm" svg:y="5.907cm">
          <draw:text-box>
            <text:p text:style-name="P2"><text:span text:style-name="T2">document when you file your application. <text:s/>You must complete a separate form for each party covered </text:span></text:p>
          </draw:text-box>
        </draw:frame>
        <draw:frame draw:style-name="gr10" draw:text-style-name="P4" draw:layer="layout" svg:width="13.556cm" svg:height="0.454cm" svg:x="2.54cm" svg:y="6.373cm">
          <draw:text-box>
            <text:p text:style-name="P2"><text:span text:style-name="T2">on the application, including a form for each minor that is 10 years of age or older. </text:span></text:p>
          </draw:text-box>
        </draw:frame>
        <draw:frame draw:style-name="gr3" draw:text-style-name="P4" draw:layer="layout" svg:width="0.405cm" svg:height="0.454cm" svg:x="2.54cm" svg:y="6.841cm">
          <draw:text-box>
            <text:p text:style-name="P2"><text:span text:style-name="T2"><text:s/></text:span></text:p>
          </draw:text-box>
        </draw:frame>
        <draw:frame draw:style-name="gr11" draw:text-style-name="P4" draw:layer="layout" svg:width="16.433cm" svg:height="0.454cm" svg:x="2.54cm" svg:y="7.306cm">
          <draw:text-box>
            <text:p text:style-name="P2"><text:span text:style-name="T2">If there is a criminal history, both the court administrator and the name change applicant must report </text:span></text:p>
          </draw:text-box>
        </draw:frame>
        <draw:frame draw:style-name="gr12" draw:text-style-name="P4" draw:layer="layout" svg:width="16.344cm" svg:height="0.454cm" svg:x="2.54cm" svg:y="7.772cm">
          <draw:text-box>
            <text:p text:style-name="P2"><text:span text:style-name="T2">the name change to the Bureau of Criminal Apprehension within ten days of the date of filing. <text:s/>(See </text:span></text:p>
          </draw:text-box>
        </draw:frame>
        <draw:frame draw:style-name="gr13" draw:text-style-name="P4" draw:layer="layout" svg:width="6.56cm" svg:height="0.454cm" svg:x="2.54cm" svg:y="8.24cm">
          <draw:text-box>
            <text:p text:style-name="P2"><text:span text:style-name="T2">instructions for additional information.) </text:span></text:p>
          </draw:text-box>
        </draw:frame>
        <draw:frame draw:style-name="gr3" draw:text-style-name="P4" draw:layer="layout" svg:width="0.405cm" svg:height="0.454cm" svg:x="2.54cm" svg:y="8.70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2.54cm" svg:y="9.22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3.81cm" svg:y="9.22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5.08cm" svg:y="9.22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6.35cm" svg:y="9.226cm">
          <draw:text-box>
            <text:p text:style-name="P2"><text:span text:style-name="T2"><text:s/></text:span></text:p>
          </draw:text-box>
        </draw:frame>
        <draw:frame draw:style-name="gr14" draw:text-style-name="P4" draw:layer="layout" svg:width="0.849cm" svg:height="0.454cm" svg:x="7.62cm" svg:y="9.226cm">
          <draw:text-box>
            <text:p text:style-name="P2"><text:span text:style-name="T2">First </text:span></text:p>
          </draw:text-box>
        </draw:frame>
        <draw:frame draw:style-name="gr3" draw:text-style-name="P4" draw:layer="layout" svg:width="0.405cm" svg:height="0.454cm" svg:x="8.89cm" svg:y="9.22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10.16cm" svg:y="9.226cm">
          <draw:text-box>
            <text:p text:style-name="P2"><text:span text:style-name="T2"><text:s/></text:span></text:p>
          </draw:text-box>
        </draw:frame>
        <draw:frame draw:style-name="gr15" draw:text-style-name="P4" draw:layer="layout" svg:width="1.379cm" svg:height="0.454cm" svg:x="11.43cm" svg:y="9.226cm">
          <draw:text-box>
            <text:p text:style-name="P2"><text:span text:style-name="T2">Middle <text:s/></text:span></text:p>
          </draw:text-box>
        </draw:frame>
        <draw:frame draw:style-name="gr3" draw:text-style-name="P4" draw:layer="layout" svg:width="0.405cm" svg:height="0.454cm" svg:x="13.97cm" svg:y="9.226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0.017cm" svg:height="0.017cm" svg:x="2.33cm" svg:y="9.16cm" svg:viewBox="0 0 18 18" draw:points="0,0 18,0 18,18 0,18">
          <text:p/>
        </draw:polygon>
        <draw:polygon draw:style-name="gr1" draw:text-style-name="P1" draw:layer="layout" svg:width="16.929cm" svg:height="0.017cm" svg:x="2.33cm" svg:y="9.16cm" svg:viewBox="0 0 16930 18" draw:points="0,0 16930,0 16930,18 0,18">
          <text:p/>
        </draw:polygon>
        <draw:polygon draw:style-name="gr1" draw:text-style-name="P1" draw:layer="layout" svg:width="0.017cm" svg:height="0.017cm" svg:x="19.242cm" svg:y="9.16cm" svg:viewBox="0 0 18 18" draw:points="0,0 18,0 18,18 0,18">
          <text:p/>
        </draw:polygon>
        <draw:polygon draw:style-name="gr1" draw:text-style-name="P1" draw:layer="layout" svg:width="0.017cm" svg:height="0.502cm" svg:x="2.33cm" svg:y="9.177cm" svg:viewBox="0 0 18 503" draw:points="0,0 18,0 18,503 0,503">
          <text:p/>
        </draw:polygon>
        <draw:polygon draw:style-name="gr1" draw:text-style-name="P1" draw:layer="layout" svg:width="0.017cm" svg:height="0.502cm" svg:x="19.242cm" svg:y="9.177cm" svg:viewBox="0 0 18 503" draw:points="0,0 18,0 18,503 0,503">
          <text:p/>
        </draw:polygon>
        <draw:frame draw:style-name="gr16" draw:text-style-name="P4" draw:layer="layout" svg:width="0.803cm" svg:height="0.454cm" svg:x="15.24cm" svg:y="9.226cm">
          <draw:text-box>
            <text:p text:style-name="P2"><text:span text:style-name="T2">Last </text:span></text:p>
          </draw:text-box>
        </draw:frame>
        <draw:polygon draw:style-name="gr1" draw:text-style-name="P1" draw:layer="layout" svg:width="0.017cm" svg:height="0.466cm" svg:x="2.33cm" svg:y="9.679cm" svg:viewBox="0 0 18 467" draw:points="0,0 18,0 18,467 0,467">
          <text:p/>
        </draw:polygon>
        <draw:polygon draw:style-name="gr1" draw:text-style-name="P1" draw:layer="layout" svg:width="0.017cm" svg:height="0.466cm" svg:x="19.242cm" svg:y="9.679cm" svg:viewBox="0 0 18 467" draw:points="0,0 18,0 18,467 0,467">
          <text:p/>
        </draw:polygon>
        <draw:frame draw:style-name="gr3" draw:text-style-name="P4" draw:layer="layout" svg:width="0.405cm" svg:height="0.454cm" svg:x="2.54cm" svg:y="9.692cm">
          <draw:text-box>
            <text:p text:style-name="P2"><text:span text:style-name="T2"><text:s/></text:span></text:p>
          </draw:text-box>
        </draw:frame>
        <draw:frame draw:style-name="gr17" draw:text-style-name="P4" draw:layer="layout" svg:width="1.831cm" svg:height="0.454cm" svg:x="2.54cm" svg:y="10.158cm">
          <draw:text-box>
            <text:p text:style-name="P2"><text:span text:style-name="T2">Full Name </text:span></text:p>
          </draw:text-box>
        </draw:frame>
        <draw:frame draw:style-name="gr3" draw:text-style-name="P4" draw:layer="layout" svg:width="0.405cm" svg:height="0.454cm" svg:x="5.08cm" svg:y="10.15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6.35cm" svg:y="10.15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7.62cm" svg:y="10.15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8.89cm" svg:y="10.158cm">
          <draw:text-box>
            <text:p text:style-name="P2"><text:span text:style-name="T2"><text:s text:c="3"/></text:span></text:p>
          </draw:text-box>
        </draw:frame>
        <draw:frame draw:style-name="gr3" draw:text-style-name="P4" draw:layer="layout" svg:width="0.405cm" svg:height="0.454cm" svg:x="10.16cm" svg:y="10.15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11.43cm" svg:y="10.15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12.7cm" svg:y="10.15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13.97cm" svg:y="10.15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15.24cm" svg:y="10.15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16.51cm" svg:y="10.158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16.511cm" svg:height="0.019cm" svg:x="2.54cm" svg:y="10.564cm" svg:viewBox="0 0 16512 20" draw:points="0,0 16512,0 16512,20 0,20">
          <text:p/>
        </draw:polygon>
        <draw:polygon draw:style-name="gr1" draw:text-style-name="P1" draw:layer="layout" svg:width="0.017cm" svg:height="0.467cm" svg:x="2.33cm" svg:y="10.145cm" svg:viewBox="0 0 18 468" draw:points="0,0 18,0 18,468 0,468">
          <text:p/>
        </draw:polygon>
        <draw:polygon draw:style-name="gr1" draw:text-style-name="P1" draw:layer="layout" svg:width="0.017cm" svg:height="0.467cm" svg:x="19.242cm" svg:y="10.145cm" svg:viewBox="0 0 18 468" draw:points="0,0 18,0 18,468 0,468">
          <text:p/>
        </draw:polygon>
        <draw:frame draw:style-name="gr3" draw:text-style-name="P4" draw:layer="layout" svg:width="0.405cm" svg:height="0.454cm" svg:x="17.78cm" svg:y="10.158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0.017cm" svg:height="0.204cm" svg:x="2.33cm" svg:y="10.612cm" svg:viewBox="0 0 18 205" draw:points="0,0 18,0 18,205 0,205">
          <text:p/>
        </draw:polygon>
        <draw:polygon draw:style-name="gr1" draw:text-style-name="P1" draw:layer="layout" svg:width="0.017cm" svg:height="0.204cm" svg:x="19.242cm" svg:y="10.612cm" svg:viewBox="0 0 18 205" draw:points="0,0 18,0 18,205 0,205">
          <text:p/>
        </draw:polygon>
        <draw:frame draw:style-name="gr18" draw:text-style-name="P5" draw:layer="layout" svg:width="0.175cm" svg:height="0.196cm" svg:x="2.54cm" svg:y="10.615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9.432cm" svg:height="0.019cm" svg:x="2.54cm" svg:y="11.235cm" svg:viewBox="0 0 9433 20" draw:points="0,0 9433,0 9433,20 0,20">
          <text:p/>
        </draw:polygon>
        <draw:polygon draw:style-name="gr1" draw:text-style-name="P1" draw:layer="layout" svg:width="0.017cm" svg:height="0.465cm" svg:x="2.33cm" svg:y="10.816cm" svg:viewBox="0 0 18 466" draw:points="0,0 18,0 18,466 0,466">
          <text:p/>
        </draw:polygon>
        <draw:polygon draw:style-name="gr1" draw:text-style-name="P1" draw:layer="layout" svg:width="0.017cm" svg:height="0.465cm" svg:x="19.242cm" svg:y="10.816cm" svg:viewBox="0 0 18 466" draw:points="0,0 18,0 18,466 0,466">
          <text:p/>
        </draw:polygon>
        <draw:frame draw:style-name="gr19" draw:text-style-name="P4" draw:layer="layout" svg:width="9.663cm" svg:height="0.454cm" svg:x="2.54cm" svg:y="10.829cm">
          <draw:text-box>
            <text:p text:style-name="P2"><text:span text:style-name="T2">List Any Other Names By Which You Have Been Known: </text:span></text:p>
          </draw:text-box>
        </draw:frame>
        <draw:polygon draw:style-name="gr1" draw:text-style-name="P1" draw:layer="layout" svg:width="0.017cm" svg:height="0.204cm" svg:x="2.33cm" svg:y="11.281cm" svg:viewBox="0 0 18 205" draw:points="0,0 18,0 18,205 0,205">
          <text:p/>
        </draw:polygon>
        <draw:polygon draw:style-name="gr1" draw:text-style-name="P1" draw:layer="layout" svg:width="0.017cm" svg:height="0.204cm" svg:x="19.242cm" svg:y="11.281cm" svg:viewBox="0 0 18 205" draw:points="0,0 18,0 18,205 0,205">
          <text:p/>
        </draw:polygon>
        <draw:frame draw:style-name="gr18" draw:text-style-name="P5" draw:layer="layout" svg:width="0.175cm" svg:height="0.196cm" svg:x="2.54cm" svg:y="11.28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05cm" svg:height="0.454cm" svg:x="3.81cm" svg:y="11.498cm">
          <draw:text-box>
            <text:p text:style-name="P2"><text:span text:style-name="T2"><text:s text:c="2"/></text:span></text:p>
          </draw:text-box>
        </draw:frame>
        <draw:frame draw:style-name="gr3" draw:text-style-name="P4" draw:layer="layout" svg:width="0.405cm" svg:height="0.454cm" svg:x="5.08cm" svg:y="11.49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6.35cm" svg:y="11.498cm">
          <draw:text-box>
            <text:p text:style-name="P2"><text:span text:style-name="T2"><text:s/></text:span></text:p>
          </draw:text-box>
        </draw:frame>
        <draw:frame draw:style-name="gr14" draw:text-style-name="P4" draw:layer="layout" svg:width="0.849cm" svg:height="0.454cm" svg:x="7.62cm" svg:y="11.498cm">
          <draw:text-box>
            <text:p text:style-name="P2"><text:span text:style-name="T2">First </text:span></text:p>
          </draw:text-box>
        </draw:frame>
        <draw:frame draw:style-name="gr3" draw:text-style-name="P4" draw:layer="layout" svg:width="0.405cm" svg:height="0.454cm" svg:x="8.89cm" svg:y="11.49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10.16cm" svg:y="11.498cm">
          <draw:text-box>
            <text:p text:style-name="P2"><text:span text:style-name="T2"><text:s/></text:span></text:p>
          </draw:text-box>
        </draw:frame>
        <draw:frame draw:style-name="gr15" draw:text-style-name="P4" draw:layer="layout" svg:width="1.379cm" svg:height="0.454cm" svg:x="11.43cm" svg:y="11.498cm">
          <draw:text-box>
            <text:p text:style-name="P2"><text:span text:style-name="T2">Middle <text:s/></text:span></text:p>
          </draw:text-box>
        </draw:frame>
        <draw:frame draw:style-name="gr3" draw:text-style-name="P4" draw:layer="layout" svg:width="0.405cm" svg:height="0.454cm" svg:x="13.97cm" svg:y="11.498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0.017cm" svg:height="0.465cm" svg:x="2.33cm" svg:y="11.485cm" svg:viewBox="0 0 18 466" draw:points="0,0 18,0 18,466 0,466">
          <text:p/>
        </draw:polygon>
        <draw:polygon draw:style-name="gr1" draw:text-style-name="P1" draw:layer="layout" svg:width="0.017cm" svg:height="0.465cm" svg:x="19.242cm" svg:y="11.485cm" svg:viewBox="0 0 18 466" draw:points="0,0 18,0 18,466 0,466">
          <text:p/>
        </draw:polygon>
        <draw:frame draw:style-name="gr16" draw:text-style-name="P4" draw:layer="layout" svg:width="0.803cm" svg:height="0.454cm" svg:x="15.24cm" svg:y="11.498cm">
          <draw:text-box>
            <text:p text:style-name="P2"><text:span text:style-name="T2">Last </text:span></text:p>
          </draw:text-box>
        </draw:frame>
        <draw:polygon draw:style-name="gr1" draw:text-style-name="P1" draw:layer="layout" svg:width="0.017cm" svg:height="0.468cm" svg:x="2.33cm" svg:y="11.95cm" svg:viewBox="0 0 18 469" draw:points="0,0 18,0 18,469 0,469">
          <text:p/>
        </draw:polygon>
        <draw:polygon draw:style-name="gr1" draw:text-style-name="P1" draw:layer="layout" svg:width="0.017cm" svg:height="0.468cm" svg:x="19.242cm" svg:y="11.95cm" svg:viewBox="0 0 18 469" draw:points="0,0 18,0 18,469 0,469">
          <text:p/>
        </draw:polygon>
        <draw:frame draw:style-name="gr3" draw:text-style-name="P4" draw:layer="layout" svg:width="0.405cm" svg:height="0.454cm" svg:x="2.54cm" svg:y="11.963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0.017cm" svg:height="0.466cm" svg:x="2.33cm" svg:y="12.418cm" svg:viewBox="0 0 18 467" draw:points="0,0 18,0 18,467 0,467">
          <text:p/>
        </draw:polygon>
        <draw:polygon draw:style-name="gr1" draw:text-style-name="P1" draw:layer="layout" svg:width="0.017cm" svg:height="0.466cm" svg:x="19.242cm" svg:y="12.418cm" svg:viewBox="0 0 18 467" draw:points="0,0 18,0 18,467 0,467">
          <text:p/>
        </draw:polygon>
        <draw:frame draw:style-name="gr20" draw:text-style-name="P4" draw:layer="layout" svg:width="16.563cm" svg:height="0.454cm" svg:x="2.54cm" svg:y="12.431cm">
          <draw:text-box>
            <text:p text:style-name="P2"><text:span text:style-name="T2">_________________________________________________________________________________ </text:span></text:p>
          </draw:text-box>
        </draw:frame>
        <draw:polygon draw:style-name="gr1" draw:text-style-name="P1" draw:layer="layout" svg:width="0.017cm" svg:height="0.465cm" svg:x="2.33cm" svg:y="12.884cm" svg:viewBox="0 0 18 466" draw:points="0,0 18,0 18,466 0,466">
          <text:p/>
        </draw:polygon>
        <draw:polygon draw:style-name="gr1" draw:text-style-name="P1" draw:layer="layout" svg:width="0.017cm" svg:height="0.465cm" svg:x="19.242cm" svg:y="12.884cm" svg:viewBox="0 0 18 466" draw:points="0,0 18,0 18,466 0,466">
          <text:p/>
        </draw:polygon>
        <draw:frame draw:style-name="gr3" draw:text-style-name="P4" draw:layer="layout" svg:width="0.405cm" svg:height="0.454cm" svg:x="2.54cm" svg:y="12.897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0.017cm" svg:height="0.468cm" svg:x="2.33cm" svg:y="13.349cm" svg:viewBox="0 0 18 469" draw:points="0,0 18,0 18,469 0,469">
          <text:p/>
        </draw:polygon>
        <draw:polygon draw:style-name="gr1" draw:text-style-name="P1" draw:layer="layout" svg:width="0.017cm" svg:height="0.468cm" svg:x="19.242cm" svg:y="13.349cm" svg:viewBox="0 0 18 469" draw:points="0,0 18,0 18,469 0,469">
          <text:p/>
        </draw:polygon>
        <draw:frame draw:style-name="gr20" draw:text-style-name="P4" draw:layer="layout" svg:width="16.563cm" svg:height="0.454cm" svg:x="2.54cm" svg:y="13.362cm">
          <draw:text-box>
            <text:p text:style-name="P2"><text:span text:style-name="T2">_________________________________________________________________________________ </text:span></text:p>
          </draw:text-box>
        </draw:frame>
        <draw:polygon draw:style-name="gr1" draw:text-style-name="P1" draw:layer="layout" svg:width="0.017cm" svg:height="0.466cm" svg:x="2.33cm" svg:y="13.817cm" svg:viewBox="0 0 18 467" draw:points="0,0 18,0 18,467 0,467">
          <text:p/>
        </draw:polygon>
        <draw:polygon draw:style-name="gr1" draw:text-style-name="P1" draw:layer="layout" svg:width="0.017cm" svg:height="0.466cm" svg:x="19.242cm" svg:y="13.817cm" svg:viewBox="0 0 18 467" draw:points="0,0 18,0 18,467 0,467">
          <text:p/>
        </draw:polygon>
        <draw:frame draw:style-name="gr3" draw:text-style-name="P4" draw:layer="layout" svg:width="0.405cm" svg:height="0.454cm" svg:x="2.54cm" svg:y="13.8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2.54cm" svg:y="14.29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3.81cm" svg:y="14.296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0.017cm" svg:height="0.468cm" svg:x="2.33cm" svg:y="14.283cm" svg:viewBox="0 0 18 469" draw:points="0,0 18,0 18,469 0,469">
          <text:p/>
        </draw:polygon>
        <draw:polygon draw:style-name="gr1" draw:text-style-name="P1" draw:layer="layout" svg:width="0.017cm" svg:height="0.468cm" svg:x="19.242cm" svg:y="14.283cm" svg:viewBox="0 0 18 469" draw:points="0,0 18,0 18,469 0,469">
          <text:p/>
        </draw:polygon>
        <draw:frame draw:style-name="gr3" draw:text-style-name="P4" draw:layer="layout" svg:width="0.405cm" svg:height="0.454cm" svg:x="5.08cm" svg:y="14.296cm">
          <draw:text-box>
            <text:p text:style-name="P2"><text:span text:style-name="T2"><text:s/></text:span></text:p>
          </draw:text-box>
        </draw:frame>
        <draw:frame draw:style-name="gr21" draw:text-style-name="P4" draw:layer="layout" svg:width="2.248cm" svg:height="0.454cm" svg:x="2.54cm" svg:y="14.764cm">
          <draw:text-box>
            <text:p text:style-name="P2"><text:span text:style-name="T2">Date of Birth </text:span></text:p>
          </draw:text-box>
        </draw:frame>
        <draw:frame draw:style-name="gr3" draw:text-style-name="P4" draw:layer="layout" svg:width="0.405cm" svg:height="0.454cm" svg:x="5.08cm" svg:y="14.764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5.081cm" svg:height="0.019cm" svg:x="2.54cm" svg:y="15.17cm" svg:viewBox="0 0 5082 20" draw:points="0,0 5082,0 5082,20 0,20">
          <text:p/>
        </draw:polygon>
        <draw:frame draw:style-name="gr3" draw:text-style-name="P4" draw:layer="layout" svg:width="0.405cm" svg:height="0.454cm" svg:x="6.35cm" svg:y="14.764cm">
          <draw:text-box>
            <text:p text:style-name="P2"><text:span text:style-name="T2"><text:s/></text:span></text:p>
          </draw:text-box>
        </draw:frame>
        <draw:frame draw:style-name="gr22" draw:text-style-name="P6" draw:layer="layout" svg:width="0.333cm" svg:height="0.369cm" svg:x="7.982cm" svg:y="14.828cm">
          <draw:text-box>
            <text:p text:style-name="P2"><text:span text:style-name="T4"><text:s/></text:span></text:p>
          </draw:text-box>
        </draw:frame>
        <draw:frame draw:style-name="gr23" draw:text-style-name="P4" draw:layer="layout" svg:width="1.3cm" svg:height="0.454cm" svg:x="8.065cm" svg:y="14.764cm">
          <draw:text-box>
            <text:p text:style-name="P2"><text:span text:style-name="T2">Female </text:span></text:p>
          </draw:text-box>
        </draw:frame>
        <draw:polygon draw:style-name="gr1" draw:text-style-name="P1" draw:layer="layout" svg:width="3.365cm" svg:height="0.019cm" svg:x="8.064cm" svg:y="15.17cm" svg:viewBox="0 0 3366 20" draw:points="0,0 3366,0 3366,20 0,20">
          <text:p/>
        </draw:polygon>
        <draw:frame draw:style-name="gr3" draw:text-style-name="P4" draw:layer="layout" svg:width="0.405cm" svg:height="0.454cm" svg:x="10.16cm" svg:y="14.764cm">
          <draw:text-box>
            <text:p text:style-name="P2"><text:span text:style-name="T2"><text:s/></text:span></text:p>
          </draw:text-box>
        </draw:frame>
        <draw:frame draw:style-name="gr22" draw:text-style-name="P6" draw:layer="layout" svg:width="0.333cm" svg:height="0.369cm" svg:x="11.792cm" svg:y="14.828cm">
          <draw:text-box>
            <text:p text:style-name="P2"><text:span text:style-name="T4"><text:s/></text:span></text:p>
          </draw:text-box>
        </draw:frame>
        <draw:frame draw:style-name="gr24" draw:text-style-name="P4" draw:layer="layout" svg:width="0.939cm" svg:height="0.454cm" svg:x="11.875cm" svg:y="14.764cm">
          <draw:text-box>
            <text:p text:style-name="P2"><text:span text:style-name="T2">Male </text:span></text:p>
          </draw:text-box>
        </draw:frame>
        <draw:polygon draw:style-name="gr1" draw:text-style-name="P1" draw:layer="layout" svg:width="3.365cm" svg:height="0.019cm" svg:x="11.874cm" svg:y="15.17cm" svg:viewBox="0 0 3366 20" draw:points="0,0 3366,0 3366,20 0,20">
          <text:p/>
        </draw:polygon>
        <draw:frame draw:style-name="gr3" draw:text-style-name="P4" draw:layer="layout" svg:width="0.405cm" svg:height="0.454cm" svg:x="13.97cm" svg:y="14.764cm">
          <draw:text-box>
            <text:p text:style-name="P2"><text:span text:style-name="T2"><text:s/></text:span></text:p>
          </draw:text-box>
        </draw:frame>
        <draw:frame draw:style-name="gr25" draw:text-style-name="P4" draw:layer="layout" svg:width="0.916cm" svg:height="0.454cm" svg:x="15.24cm" svg:y="14.764cm">
          <draw:text-box>
            <text:p text:style-name="P2"><text:span text:style-name="T2">Race </text:span></text:p>
          </draw:text-box>
        </draw:frame>
        <draw:frame draw:style-name="gr3" draw:text-style-name="P4" draw:layer="layout" svg:width="0.405cm" svg:height="0.454cm" svg:x="16.51cm" svg:y="14.764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3cm" svg:height="0.019cm" svg:x="16.05cm" svg:y="15.17cm" svg:viewBox="0 0 3001 20" draw:points="0,0 3001,0 3001,20 0,20">
          <text:p/>
        </draw:polygon>
        <draw:frame draw:style-name="gr3" draw:text-style-name="P4" draw:layer="layout" svg:width="0.405cm" svg:height="0.454cm" svg:x="17.78cm" svg:y="14.764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0.017cm" svg:height="0.465cm" svg:x="2.33cm" svg:y="14.751cm" svg:viewBox="0 0 18 466" draw:points="0,0 18,0 18,466 0,466">
          <text:p/>
        </draw:polygon>
        <draw:polygon draw:style-name="gr1" draw:text-style-name="P1" draw:layer="layout" svg:width="0.017cm" svg:height="0.465cm" svg:x="19.242cm" svg:y="14.751cm" svg:viewBox="0 0 18 466" draw:points="0,0 18,0 18,466 0,466">
          <text:p/>
        </draw:polygon>
        <draw:frame draw:style-name="gr3" draw:text-style-name="P4" draw:layer="layout" svg:width="0.405cm" svg:height="0.454cm" svg:x="19.05cm" svg:y="14.764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0.017cm" svg:height="0.466cm" svg:x="2.33cm" svg:y="15.216cm" svg:viewBox="0 0 18 467" draw:points="0,0 18,0 18,467 0,467">
          <text:p/>
        </draw:polygon>
        <draw:polygon draw:style-name="gr1" draw:text-style-name="P1" draw:layer="layout" svg:width="0.017cm" svg:height="0.466cm" svg:x="19.242cm" svg:y="15.216cm" svg:viewBox="0 0 18 467" draw:points="0,0 18,0 18,467 0,467">
          <text:p/>
        </draw:polygon>
        <draw:frame draw:style-name="gr3" draw:text-style-name="P4" draw:layer="layout" svg:width="0.405cm" svg:height="0.454cm" svg:x="2.54cm" svg:y="15.229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0.017cm" svg:height="0.468cm" svg:x="2.33cm" svg:y="15.682cm" svg:viewBox="0 0 18 469" draw:points="0,0 18,0 18,469 0,469">
          <text:p/>
        </draw:polygon>
        <draw:polygon draw:style-name="gr1" draw:text-style-name="P1" draw:layer="layout" svg:width="0.017cm" svg:height="0.468cm" svg:x="19.242cm" svg:y="15.682cm" svg:viewBox="0 0 18 469" draw:points="0,0 18,0 18,469 0,469">
          <text:p/>
        </draw:polygon>
        <draw:frame draw:style-name="gr26" draw:text-style-name="P4" draw:layer="layout" svg:width="16.121cm" svg:height="0.454cm" svg:x="2.54cm" svg:y="15.699cm">
          <draw:text-box>
            <text:p text:style-name="P2"><text:span text:style-name="T5">I hereby give permission to law enforcement agencies, the Bureau of Criminal Apprehension </text:span></text:p>
          </draw:text-box>
        </draw:frame>
        <draw:polygon draw:style-name="gr1" draw:text-style-name="P1" draw:layer="layout" svg:width="0.017cm" svg:height="0.465cm" svg:x="2.33cm" svg:y="16.15cm" svg:viewBox="0 0 18 466" draw:points="0,0 18,0 18,466 0,466">
          <text:p/>
        </draw:polygon>
        <draw:polygon draw:style-name="gr1" draw:text-style-name="P1" draw:layer="layout" svg:width="0.017cm" svg:height="0.465cm" svg:x="19.242cm" svg:y="16.15cm" svg:viewBox="0 0 18 466" draw:points="0,0 18,0 18,466 0,466">
          <text:p/>
        </draw:polygon>
        <draw:frame draw:style-name="gr27" draw:text-style-name="P4" draw:layer="layout" svg:width="16.538cm" svg:height="0.454cm" svg:x="2.54cm" svg:y="16.167cm">
          <draw:text-box>
            <text:p text:style-name="P2"><text:span text:style-name="T5">and/or the Federal Bureau of Investigation to release criminal history information to the court. </text:span></text:p>
          </draw:text-box>
        </draw:frame>
        <draw:polygon draw:style-name="gr1" draw:text-style-name="P1" draw:layer="layout" svg:width="0.017cm" svg:height="0.468cm" svg:x="2.33cm" svg:y="16.615cm" svg:viewBox="0 0 18 469" draw:points="0,0 18,0 18,469 0,469">
          <text:p/>
        </draw:polygon>
        <draw:polygon draw:style-name="gr1" draw:text-style-name="P1" draw:layer="layout" svg:width="0.017cm" svg:height="0.468cm" svg:x="19.242cm" svg:y="16.615cm" svg:viewBox="0 0 18 469" draw:points="0,0 18,0 18,469 0,469">
          <text:p/>
        </draw:polygon>
        <draw:frame draw:style-name="gr3" draw:text-style-name="P4" draw:layer="layout" svg:width="0.405cm" svg:height="0.454cm" svg:x="2.54cm" svg:y="16.628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0.017cm" svg:height="0.466cm" svg:x="2.33cm" svg:y="17.083cm" svg:viewBox="0 0 18 467" draw:points="0,0 18,0 18,467 0,467">
          <text:p/>
        </draw:polygon>
        <draw:polygon draw:style-name="gr1" draw:text-style-name="P1" draw:layer="layout" svg:width="0.017cm" svg:height="0.466cm" svg:x="19.242cm" svg:y="17.083cm" svg:viewBox="0 0 18 467" draw:points="0,0 18,0 18,467 0,467">
          <text:p/>
        </draw:polygon>
        <draw:frame draw:style-name="gr3" draw:text-style-name="P4" draw:layer="layout" svg:width="0.405cm" svg:height="0.454cm" svg:x="2.54cm" svg:y="17.096cm">
          <draw:text-box>
            <text:p text:style-name="P2"><text:span text:style-name="T2"><text:s/></text:span></text:p>
          </draw:text-box>
        </draw:frame>
        <draw:frame draw:style-name="gr28" draw:text-style-name="P4" draw:layer="layout" svg:width="2.7cm" svg:height="0.454cm" svg:x="2.54cm" svg:y="17.562cm">
          <draw:text-box>
            <text:p text:style-name="P2"><text:span text:style-name="T2">Your Signature <text:s/></text:span></text:p>
          </draw:text-box>
        </draw:frame>
        <draw:frame draw:style-name="gr3" draw:text-style-name="P4" draw:layer="layout" svg:width="0.405cm" svg:height="0.454cm" svg:x="6.35cm" svg:y="17.56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7.62cm" svg:y="17.56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8.89cm" svg:y="17.56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10.16cm" svg:y="17.56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11.43cm" svg:y="17.56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12.7cm" svg:y="17.56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13.97cm" svg:y="17.56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15.24cm" svg:y="17.562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15.242cm" svg:height="0.019cm" svg:x="2.54cm" svg:y="17.968cm" svg:viewBox="0 0 15243 20" draw:points="0,0 15243,0 15243,20 0,20">
          <text:p/>
        </draw:polygon>
        <draw:frame draw:style-name="gr3" draw:text-style-name="P4" draw:layer="layout" svg:width="0.405cm" svg:height="0.454cm" svg:x="16.51cm" svg:y="17.562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0.017cm" svg:height="0.465cm" svg:x="2.33cm" svg:y="17.549cm" svg:viewBox="0 0 18 466" draw:points="0,0 18,0 18,466 0,466">
          <text:p/>
        </draw:polygon>
        <draw:polygon draw:style-name="gr1" draw:text-style-name="P1" draw:layer="layout" svg:width="0.017cm" svg:height="0.465cm" svg:x="19.242cm" svg:y="17.549cm" svg:viewBox="0 0 18 466" draw:points="0,0 18,0 18,466 0,466">
          <text:p/>
        </draw:polygon>
        <draw:frame draw:style-name="gr3" draw:text-style-name="P4" draw:layer="layout" svg:width="0.405cm" svg:height="0.454cm" svg:x="17.78cm" svg:y="17.562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0.017cm" svg:height="0.468cm" svg:x="2.33cm" svg:y="18.014cm" svg:viewBox="0 0 18 469" draw:points="0,0 18,0 18,469 0,469">
          <text:p/>
        </draw:polygon>
        <draw:polygon draw:style-name="gr1" draw:text-style-name="P1" draw:layer="layout" svg:width="0.017cm" svg:height="0.468cm" svg:x="19.242cm" svg:y="18.014cm" svg:viewBox="0 0 18 469" draw:points="0,0 18,0 18,469 0,469">
          <text:p/>
        </draw:polygon>
        <draw:frame draw:style-name="gr3" draw:text-style-name="P4" draw:layer="layout" svg:width="0.405cm" svg:height="0.454cm" svg:x="2.54cm" svg:y="18.027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0.017cm" svg:height="0.466cm" svg:x="2.33cm" svg:y="18.482cm" svg:viewBox="0 0 18 467" draw:points="0,0 18,0 18,467 0,467">
          <text:p/>
        </draw:polygon>
        <draw:polygon draw:style-name="gr1" draw:text-style-name="P1" draw:layer="layout" svg:width="0.017cm" svg:height="0.466cm" svg:x="19.242cm" svg:y="18.482cm" svg:viewBox="0 0 18 467" draw:points="0,0 18,0 18,467 0,467">
          <text:p/>
        </draw:polygon>
        <draw:frame draw:style-name="gr29" draw:text-style-name="P4" draw:layer="layout" svg:width="10.692cm" svg:height="0.454cm" svg:x="5.51cm" svg:y="18.5cm">
          <draw:text-box>
            <text:p text:style-name="P2"><text:span text:style-name="T5">If incomplete, we will not be able to process your application. </text:span></text:p>
          </draw:text-box>
        </draw:frame>
        <draw:polygon draw:style-name="gr1" draw:text-style-name="P1" draw:layer="layout" svg:width="0.017cm" svg:height="0.017cm" svg:x="2.33cm" svg:y="19.452cm" svg:viewBox="0 0 18 18" draw:points="0,0 18,0 18,18 0,18">
          <text:p/>
        </draw:polygon>
        <draw:polygon draw:style-name="gr1" draw:text-style-name="P1" draw:layer="layout" svg:width="16.929cm" svg:height="0.017cm" svg:x="2.33cm" svg:y="19.452cm" svg:viewBox="0 0 16930 18" draw:points="0,0 16930,0 16930,18 0,18">
          <text:p/>
        </draw:polygon>
        <draw:polygon draw:style-name="gr1" draw:text-style-name="P1" draw:layer="layout" svg:width="0.017cm" svg:height="0.017cm" svg:x="19.242cm" svg:y="19.452cm" svg:viewBox="0 0 18 18" draw:points="0,0 18,0 18,18 0,18">
          <text:p/>
        </draw:polygon>
        <draw:polygon draw:style-name="gr1" draw:text-style-name="P1" draw:layer="layout" svg:width="0.017cm" svg:height="0.504cm" svg:x="2.33cm" svg:y="18.948cm" svg:viewBox="0 0 18 505" draw:points="0,0 18,0 18,505 0,505">
          <text:p/>
        </draw:polygon>
        <draw:polygon draw:style-name="gr1" draw:text-style-name="P1" draw:layer="layout" svg:width="0.017cm" svg:height="0.504cm" svg:x="19.242cm" svg:y="18.948cm" svg:viewBox="0 0 18 505" draw:points="0,0 18,0 18,505 0,505">
          <text:p/>
        </draw:polygon>
        <draw:frame draw:style-name="gr30" draw:text-style-name="P4" draw:layer="layout" svg:width="15.456cm" svg:height="0.454cm" svg:x="3.133cm" svg:y="18.967cm">
          <draw:text-box>
            <text:p text:style-name="P2"><text:span text:style-name="T5">Record information will be placed in the name change file that is accessible to the public. </text:span></text:p>
          </draw:text-box>
        </draw:frame>
        <draw:frame draw:style-name="gr3" draw:text-style-name="P4" draw:layer="layout" svg:width="0.405cm" svg:height="0.454cm" svg:x="2.54cm" svg:y="19.486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05cm" svg:height="0.454cm" svg:x="2.54cm" svg:y="19.952cm">
          <draw:text-box>
            <text:p text:style-name="P2"><text:span text:style-name="T5"><text:s/></text:span></text:p>
          </draw:text-box>
        </draw:frame>
        <draw:polygon draw:style-name="gr1" draw:text-style-name="P1" draw:layer="layout" svg:width="16.615cm" svg:height="0.053cm" svg:x="2.487cm" svg:y="20.4cm" svg:viewBox="0 0 16616 54" draw:points="0,0 16616,0 16616,54 0,54">
          <text:p/>
        </draw:polygon>
        <draw:polygon draw:style-name="gr1" draw:text-style-name="P1" draw:layer="layout" svg:width="16.615cm" svg:height="0.053cm" svg:x="2.487cm" svg:y="20.99cm" svg:viewBox="0 0 16616 54" draw:points="0,0 16616,0 16616,54 0,54">
          <text:p/>
        </draw:polygon>
        <draw:frame draw:style-name="gr31" draw:text-style-name="P4" draw:layer="layout" svg:width="5.375cm" svg:height="0.454cm" svg:x="8.162cm" svg:y="20.506cm">
          <draw:text-box>
            <text:p text:style-name="P2"><text:span text:style-name="T5">Do Not Write Below This Line </text:span></text:p>
          </draw:text-box>
        </draw:frame>
        <draw:frame draw:style-name="gr3" draw:text-style-name="P4" draw:layer="layout" svg:width="0.405cm" svg:height="0.454cm" svg:x="2.54cm" svg:y="21.061cm">
          <draw:text-box>
            <text:p text:style-name="P2"><text:span text:style-name="T5"><text:s/></text:span></text:p>
          </draw:text-box>
        </draw:frame>
        <draw:frame draw:style-name="gr32" draw:text-style-name="P4" draw:layer="layout" svg:width="8.31cm" svg:height="0.454cm" svg:x="2.54cm" svg:y="21.528cm">
          <draw:text-box>
            <text:p text:style-name="P2"><text:span text:style-name="T5">For Bureau of Criminal Apprehension Records </text:span></text:p>
          </draw:text-box>
        </draw:frame>
        <draw:frame draw:style-name="gr3" draw:text-style-name="P4" draw:layer="layout" svg:width="0.405cm" svg:height="0.454cm" svg:x="2.54cm" svg:y="21.994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05cm" svg:height="0.454cm" svg:x="3.81cm" svg:y="21.994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05cm" svg:height="0.454cm" svg:x="5.08cm" svg:y="21.994cm">
          <draw:text-box>
            <text:p text:style-name="P2"><text:span text:style-name="T5"><text:s/></text:span></text:p>
          </draw:text-box>
        </draw:frame>
        <draw:frame draw:style-name="gr33" draw:text-style-name="P4" draw:layer="layout" svg:width="4.269cm" svg:height="0.454cm" svg:x="2.54cm" svg:y="22.456cm">
          <draw:text-box>
            <text:p text:style-name="P2"><text:span text:style-name="T5">______ </text:span><text:span text:style-name="T2">No records found </text:span></text:p>
          </draw:text-box>
        </draw:frame>
        <draw:frame draw:style-name="gr3" draw:text-style-name="P4" draw:layer="layout" svg:width="0.405cm" svg:height="0.454cm" svg:x="2.54cm" svg:y="22.923cm">
          <draw:text-box>
            <text:p text:style-name="P2"><text:span text:style-name="T2"><text:s/></text:span></text:p>
          </draw:text-box>
        </draw:frame>
        <draw:frame draw:style-name="gr34" draw:text-style-name="P4" draw:layer="layout" svg:width="5.035cm" svg:height="0.454cm" svg:x="2.54cm" svg:y="23.389cm">
          <draw:text-box>
            <text:p text:style-name="P2"><text:span text:style-name="T2">______ See attached record(s) </text:span></text:p>
          </draw:text-box>
        </draw:frame>
        <draw:frame draw:style-name="gr3" draw:text-style-name="P4" draw:layer="layout" svg:width="0.405cm" svg:height="0.454cm" svg:x="2.54cm" svg:y="23.85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2.54cm" svg:y="24.32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3.81cm" svg:y="24.32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5.08cm" svg:y="24.32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6.35cm" svg:y="24.32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7.62cm" svg:y="24.32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8.89cm" svg:y="24.32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10.16cm" svg:y="24.32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11.43cm" svg:y="24.32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12.7cm" svg:y="24.32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13.97cm" svg:y="24.32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15.24cm" svg:y="24.32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16.51cm" svg:y="24.322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6.352cm" svg:height="0.019cm" svg:x="12.7cm" svg:y="24.729cm" svg:viewBox="0 0 6353 20" draw:points="0,0 6353,0 6353,20 0,20">
          <text:p/>
        </draw:polygon>
        <draw:frame draw:style-name="gr3" draw:text-style-name="P4" draw:layer="layout" svg:width="0.405cm" svg:height="0.454cm" svg:x="17.78cm" svg:y="24.32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05cm" svg:height="0.454cm" svg:x="19.05cm" svg:y="24.322cm">
          <draw:text-box>
            <text:p text:style-name="P2"><text:span text:style-name="T2"><text:s/></text:span></text:p>
          </draw:text-box>
        </draw:frame>
        <draw:frame draw:style-name="gr35" draw:text-style-name="P4" draw:layer="layout" svg:width="3.342cm" svg:height="0.454cm" svg:x="12.7cm" svg:y="24.788cm">
          <draw:text-box>
            <text:p text:style-name="P2"><text:span text:style-name="T2">Verifier’s Signature </text:span></text:p>
          </draw:text-box>
        </draw:frame>
        <draw:frame draw:style-name="gr36" draw:text-style-name="P4" draw:layer="layout" svg:width="4.234cm" svg:height="0.454cm" svg:x="12.7cm" svg:y="25.256cm">
          <draw:text-box>
            <text:p text:style-name="P2"><text:span text:style-name="T2">(to be submitted to court) </text:span></text:p>
          </draw:text-box>
        </draw:frame>
        <draw:frame draw:style-name="gr37" draw:text-style-name="P7" draw:layer="layout" svg:width="0.264cm" svg:height="0.297cm" svg:x="10.795cm" svg:y="25.712cm">
          <draw:text-box>
            <text:p text:style-name="P2"><text:span text:style-name="T6"><text:s/></text:span></text:p>
          </draw:text-box>
        </draw:frame>
        <draw:frame draw:style-name="gr37" draw:text-style-name="P7" draw:layer="layout" svg:width="0.264cm" svg:height="0.297cm" svg:x="2.54cm" svg:y="26.017cm">
          <draw:text-box>
            <text:p text:style-name="P2"><text:span text:style-name="T6"><text:s/></text:span></text:p>
          </draw:text-box>
        </draw:frame>
        <draw:frame draw:style-name="gr38" draw:text-style-name="P8" draw:layer="layout" svg:width="1.325cm" svg:height="0.357cm" svg:x="2.54cm" svg:y="26.948cm">
          <draw:text-box>
            <text:p text:style-name="P2"><text:span text:style-name="T7">NAM103 </text:span></text:p>
          </draw:text-box>
        </draw:frame>
        <draw:frame draw:style-name="gr39" draw:text-style-name="P8" draw:layer="layout" svg:width="0.832cm" svg:height="0.357cm" svg:x="4.234cm" svg:y="26.948cm">
          <draw:text-box>
            <text:p text:style-name="P2"><text:span text:style-name="T7">State </text:span></text:p>
          </draw:text-box>
        </draw:frame>
        <draw:frame draw:style-name="gr40" draw:text-style-name="P8" draw:layer="layout" svg:width="0.778cm" svg:height="0.357cm" svg:x="6.138cm" svg:y="26.948cm">
          <draw:text-box>
            <text:p text:style-name="P2"><text:span text:style-name="T7">ENG </text:span></text:p>
          </draw:text-box>
        </draw:frame>
        <draw:frame draw:style-name="gr41" draw:text-style-name="P8" draw:layer="layout" svg:width="1.361cm" svg:height="0.357cm" svg:x="7.619cm" svg:y="26.948cm">
          <draw:text-box>
            <text:p text:style-name="P2"><text:span text:style-name="T7">Rev 9/07 </text:span></text:p>
          </draw:text-box>
        </draw:frame>
        <draw:frame draw:style-name="gr42" draw:text-style-name="P8" draw:layer="layout" svg:width="0.317cm" svg:height="0.357cm" svg:x="10.161cm" svg:y="26.948cm">
          <draw:text-box>
            <text:p text:style-name="P2"><text:span text:style-name="T7"><text:s/></text:span></text:p>
          </draw:text-box>
        </draw:frame>
        <draw:frame draw:style-name="gr43" draw:text-style-name="P8" draw:layer="layout" svg:width="3.654cm" svg:height="0.357cm" svg:x="10.795cm" svg:y="26.948cm">
          <draw:text-box>
            <text:p text:style-name="P2"><text:span text:style-name="T8">www.mncourts.gov/forms</text:span><text:span text:style-name="T7"> </text:span></text:p>
          </draw:text-box>
        </draw:frame>
        <draw:polygon draw:style-name="gr44" draw:text-style-name="P9" draw:layer="layout" svg:width="3.563cm" svg:height="0.023cm" svg:x="10.795cm" svg:y="27.269cm" svg:viewBox="0 0 3564 24" draw:points="0,0 3564,0 3564,24 0,24">
          <text:p/>
        </draw:polygon>
        <draw:frame draw:style-name="gr45" draw:text-style-name="P8" draw:layer="layout" svg:width="1.714cm" svg:height="0.357cm" svg:x="17.429cm" svg:y="26.948cm">
          <draw:text-box>
            <text:p text:style-name="P2"><text:span text:style-name="T7">Page 1 of 1 </text:span></text:p>
          </draw:text-box>
        </draw:frame>
        <draw:control draw:style-name="gr46" draw:text-style-name="P10" draw:layer="controls" svg:width="12.189cm" svg:height="0.511cm" svg:x="5.595cm" svg:y="10.052cm" draw:control="control1"/>
        <draw:control draw:style-name="gr46" draw:text-style-name="P10" draw:layer="controls" svg:width="12.189cm" svg:height="0.511cm" svg:x="5.596cm" svg:y="12.253cm" draw:control="control2"/>
        <draw:control draw:style-name="gr46" draw:text-style-name="P10" draw:layer="controls" svg:width="2.764cm" svg:height="0.511cm" svg:x="4.803cm" svg:y="14.604cm" draw:control="control3"/>
        <draw:control draw:style-name="gr46" draw:text-style-name="P10" draw:layer="controls" svg:width="2.764cm" svg:height="0.511cm" svg:x="16.103cm" svg:y="14.605cm" draw:control="control4"/>
        <draw:control draw:style-name="gr46" draw:text-style-name="P10" draw:layer="controls" svg:width="12.222cm" svg:height="0.511cm" svg:x="5.343cm" svg:y="17.428cm" draw:control="control5"/>
        <draw:control draw:style-name="gr47" draw:text-style-name="P11" draw:layer="controls" svg:width="0.441cm" svg:height="0.426cm" svg:x="11.485cm" svg:y="14.741cm" draw:control="control6"/>
        <draw:control draw:style-name="gr47" draw:text-style-name="P11" draw:layer="controls" svg:width="0.441cm" svg:height="0.426cm" svg:x="7.675cm" svg:y="14.734cm" draw:control="control7"/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2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6-22T11:20:41.002985700</dc:date>
    <meta:editing-duration>PT3M30S</meta:editing-duration>
    <meta:editing-cycles>2</meta:editing-cycles>
    <meta:generator>LibreOffice/25.2.4.3$Windows_X86_64 LibreOffice_project/33e196637044ead23f5c3226cde09b47731f7e27</meta:generator>
    <meta:document-statistic meta:object-count="205"/>
  </office:meta>
</office:document-meta>
</file>